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-Bold" svg:font-family="Times-Bold" style:font-family-generic="system" style:font-pitch="variable"/>
    <style:font-face style:name="Times-BoldItalic" svg:font-family="Times-BoldItalic" style:font-family-generic="system" style:font-pitch="variable"/>
    <style:font-face style:name="Times-Italic" svg:font-family="Times-Italic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4pt" fo:font-weight="bold" style:font-size-asian="14pt" style:font-weight-asian="bold" style:font-size-complex="14pt"/>
    </style:style>
    <style:style style:name="P2" style:family="paragraph" style:parent-style-name="Standard">
      <style:text-properties style:font-name="Georgia" fo:font-size="14pt" style:font-size-asian="14pt" style:font-size-complex="14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084679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Georgia" fo:font-size="14pt" fo:font-weight="bold" style:font-size-asian="14pt" style:font-weight-asian="bold" style:font-name-complex="Times-Bold" style:font-size-complex="14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Georgia" fo:font-size="14pt" fo:font-weight="bold" style:font-size-asian="14pt" style:font-weight-asian="bold" style:font-name-complex="Times-Italic" style:font-size-complex="14pt" style:font-style-complex="italic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Georgia" fo:font-size="14pt" fo:font-weight="bold" style:font-size-asian="14pt" style:font-weight-asian="bold" style:font-name-complex="Times-BoldItalic" style:font-size-complex="14pt" style:font-style-complex="italic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Georgia" fo:font-size="14pt" style:text-underline-style="solid" style:text-underline-width="auto" style:text-underline-color="font-color" fo:font-weight="bold" style:font-size-asian="14pt" style:font-weight-asian="bold" style:font-name-complex="Times-Italic" style:font-size-complex="14pt" style:font-style-complex="italic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Georgia" fo:font-size="14pt" style:text-underline-style="solid" style:text-underline-width="auto" style:text-underline-color="font-color" fo:font-weight="bold" style:font-size-asian="14pt" style:font-weight-asian="bold" style:font-name-complex="Times-Bold" style:font-size-complex="14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Georgia" fo:font-size="14pt" style:font-size-asian="14pt" style:font-name-complex="Times-Italic" style:font-size-complex="14pt" style:font-style-complex="italic"/>
    </style:style>
    <style:style style:name="P11" style:family="paragraph" style:parent-style-name="Standard" style:master-page-name="Standard">
      <style:paragraph-properties fo:margin-top="0in" fo:margin-bottom="0in" loext:contextual-spacing="false" fo:line-height="100%" style:page-number="auto"/>
    </style:style>
    <style:style style:name="P12" style:family="paragraph" style:parent-style-name="Footer">
      <style:paragraph-properties fo:text-align="center" style:justify-single-word="false"/>
    </style:style>
    <style:style style:name="T1" style:family="text">
      <style:text-properties style:font-name="Georgia" fo:font-size="16pt" style:text-underline-style="solid" style:text-underline-width="auto" style:text-underline-color="font-color" fo:font-weight="bold" style:font-size-asian="16pt" style:font-weight-asian="bold" style:font-name-complex="Times-Bold" style:font-size-complex="16pt" style:font-weight-complex="bold"/>
    </style:style>
    <style:style style:name="T2" style:family="text">
      <style:text-properties style:font-name="Georgia" fo:font-size="14pt" fo:font-weight="bold" style:font-size-asian="14pt" style:font-weight-asian="bold" style:font-name-complex="Times-Bold" style:font-size-complex="14pt" style:font-weight-complex="bold"/>
    </style:style>
    <style:style style:name="T3" style:family="text">
      <style:text-properties style:font-name="Georgia" fo:font-size="14pt" fo:font-weight="bold" officeooo:rsid="0007c5e2" style:font-size-asian="14pt" style:font-weight-asian="bold" style:font-name-complex="Times-Bold" style:font-size-complex="14pt" style:font-weight-complex="bold"/>
    </style:style>
    <style:style style:name="T4" style:family="text">
      <style:text-properties style:font-name="Georgia" fo:font-size="14pt" fo:font-weight="bold" officeooo:rsid="00084679" style:font-size-asian="14pt" style:font-weight-asian="bold" style:font-name-complex="Times-Bold" style:font-size-complex="14pt" style:font-weight-complex="bold"/>
    </style:style>
    <style:style style:name="T5" style:family="text">
      <style:text-properties style:font-name="Georgia" fo:font-size="14pt" fo:font-weight="bold" officeooo:rsid="00097423" style:font-size-asian="14pt" style:font-weight-asian="bold" style:font-name-complex="Times-Bold" style:font-size-complex="14pt" style:font-weight-complex="bold"/>
    </style:style>
    <style:style style:name="T6" style:family="text">
      <style:text-properties style:font-name="Georgia" fo:font-size="14pt" fo:font-weight="bold" officeooo:rsid="000a5878" style:font-size-asian="14pt" style:font-weight-asian="bold" style:font-name-complex="Times-Bold" style:font-size-complex="14pt" style:font-weight-complex="bold"/>
    </style:style>
    <style:style style:name="T7" style:family="text">
      <style:text-properties style:font-name="Georgia" fo:font-size="14pt" fo:font-weight="bold" officeooo:rsid="000d74b6" style:font-size-asian="14pt" style:font-weight-asian="bold" style:font-name-complex="Times-Bold" style:font-size-complex="14pt" style:font-weight-complex="bold"/>
    </style:style>
    <style:style style:name="T8" style:family="text">
      <style:text-properties style:font-name="Georgia" fo:font-size="14pt" fo:font-weight="bold" style:font-size-asian="14pt" style:font-weight-asian="bold" style:font-name-complex="Times-Italic" style:font-size-complex="14pt" style:font-style-complex="italic"/>
    </style:style>
    <style:style style:name="T9" style:family="text">
      <style:text-properties style:font-name="Georgia" fo:font-size="14pt" fo:font-weight="bold" officeooo:rsid="0006227e" style:font-size-asian="14pt" style:font-weight-asian="bold" style:font-name-complex="Times-Italic" style:font-size-complex="14pt" style:font-style-complex="italic"/>
    </style:style>
    <style:style style:name="T10" style:family="text">
      <style:text-properties style:font-name="Georgia" fo:font-size="14pt" fo:font-weight="bold" officeooo:rsid="0007c5e2" style:font-size-asian="14pt" style:font-weight-asian="bold" style:font-name-complex="Times-Italic" style:font-size-complex="14pt" style:font-style-complex="italic"/>
    </style:style>
    <style:style style:name="T11" style:family="text">
      <style:text-properties style:font-name="Georgia" fo:font-size="14pt" fo:font-weight="bold" officeooo:rsid="00084679" style:font-size-asian="14pt" style:font-weight-asian="bold" style:font-name-complex="Times-Italic" style:font-size-complex="14pt" style:font-style-complex="italic"/>
    </style:style>
    <style:style style:name="T12" style:family="text">
      <style:text-properties style:font-name="Georgia" fo:font-size="14pt" fo:font-weight="bold" style:font-size-asian="14pt" style:font-weight-asian="bold" style:font-name-complex="Times-BoldItalic" style:font-size-complex="14pt" style:font-style-complex="italic" style:font-weight-complex="bold"/>
    </style:style>
    <style:style style:name="T13" style:family="text">
      <style:text-properties style:font-name="Georgia" fo:font-size="14pt" fo:font-weight="bold" officeooo:rsid="000a5878" style:font-size-asian="14pt" style:font-weight-asian="bold" style:font-name-complex="Times-BoldItalic" style:font-size-complex="14pt" style:font-style-complex="italic" style:font-weight-complex="bold"/>
    </style:style>
    <style:style style:name="T14" style:family="text">
      <style:text-properties style:font-name="Georgia" fo:font-size="14pt" fo:font-weight="bold" style:font-size-asian="14pt" style:font-weight-asian="bold" style:font-size-complex="14pt"/>
    </style:style>
    <style:style style:name="T15" style:family="text">
      <style:text-properties style:font-name="Georgia" fo:font-size="14pt" fo:font-weight="bold" officeooo:rsid="000a5878" style:font-size-asian="14pt" style:font-weight-asian="bold" style:font-size-complex="14pt"/>
    </style:style>
    <style:style style:name="T16" style:family="text">
      <style:text-properties style:font-name="Georgia" fo:font-size="14pt" fo:font-weight="bold" officeooo:rsid="000bd403" style:font-size-asian="14pt" style:font-weight-asian="bold" style:font-size-complex="14pt"/>
    </style:style>
    <style:style style:name="T17" style:family="text">
      <style:text-properties style:font-name="Georgia" fo:font-size="14pt" style:text-underline-style="solid" style:text-underline-width="auto" style:text-underline-color="font-color" fo:font-weight="bold" style:font-size-asian="14pt" style:font-weight-asian="bold" style:font-name-complex="Times-Italic" style:font-size-complex="14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General Project Plan (GPP) Guidesheet</text:span></text:p>
      <text:p text:style-name="P5"/>
      <text:p text:style-name="P3"><text:span text:style-name="T2">This resource is a guide to plan project objectives and scope.</text:span></text:p>
      <text:p text:style-name="P5"/>
      <text:p text:style-name="P3"><text:span text:style-name="T2">Proj</text:span><text:span text:style-name="T8">ect Name: </text:span><text:span text:style-name="T9">SATM</text:span><text:span text:style-name="T10">ax</text:span></text:p>
      <text:p text:style-name="P3"><text:span text:style-name="T8">Project Leaders: </text:span><text:span text:style-name="T9">John Spicer</text:span></text:p>
      <text:p text:style-name="P8"/>
      <text:p text:style-name="P3"><text:span text:style-name="T17">Need – Customer, Constituent, Consumer &amp; Community:</text:span></text:p>
      <text:p text:style-name="P3"><text:span text:style-name="T8">1. </text:span><text:span text:style-name="T9">Urban school students need affordable SAT prep</text:span></text:p>
      <text:p text:style-name="P6"/>
      <text:p text:style-name="P3"><text:span text:style-name="T8">2. </text:span><text:span text:style-name="T9">Stevens needs Community Outreach Programs</text:span><text:span text:style-name="T8"> </text:span></text:p>
      <text:p text:style-name="P6"/>
      <text:p text:style-name="P3"><text:span text:style-name="T8">3. </text:span><text:span text:style-name="T9">Students need higher scores to get into better colleges</text:span></text:p>
      <text:p text:style-name="P6"/>
      <text:p text:style-name="P3"><text:span text:style-name="T8">4. </text:span><text:span text:style-name="T9">The test is constantly changing and programs need to be updated accordingly</text:span></text:p>
      <text:p text:style-name="P6"/>
      <text:p text:style-name="P3"><text:span text:style-name="T8">5. </text:span><text:span text:style-name="T9">Tutors need to be experienced and knowledgable</text:span></text:p>
      <text:p text:style-name="P6"/>
      <text:p text:style-name="P3"><text:span text:style-name="T17">Logic – Progress, Progression, Plan, People &amp; Practicalities </text:span></text:p>
      <text:p text:style-name="P3"><text:span text:style-name="T8">1. </text:span><text:span text:style-name="T9">Stevens Students have recently taken the exam, and are extremely qualified and knowledgeable</text:span></text:p>
      <text:p text:style-name="P6"/>
      <text:p text:style-name="P3"><text:span text:style-name="T8">2. </text:span><text:span text:style-name="T9">Stevens is in close proximity to many urban high school that are in need of a program like this</text:span></text:p>
      <text:p text:style-name="P6"/>
      <text:p text:style-name="P3"><text:span text:style-name="T8">3. </text:span><text:span text:style-name="T9">High Schools and Hospitals in urban areas often have unused space that they are more than willing to give </text:span><text:span text:style-name="T10">for programs that show them in a good light</text:span></text:p>
      <text:p text:style-name="P6"/>
      <text:p text:style-name="P3"><text:span text:style-name="T8">4. </text:span><text:span text:style-name="T10">Affordable(free) program encourages sign ups, as well as parent's motivation and the spread through word of mouth of the program</text:span></text:p>
      <text:p text:style-name="P6"/>
      <text:p text:style-name="P3"><text:span text:style-name="T8">5. </text:span><text:span text:style-name="T10">Students are more likely to relate to a college student than a different teacher</text:span></text:p>
      <text:p text:style-name="P6"/>
      <text:p text:style-name="P3"><text:span text:style-name="T17">Benefits – Innovations and Improvements to Status Quo <text:s/></text:span></text:p>
      <text:p text:style-name="P3"><text:span text:style-name="T8">1. </text:span><text:span text:style-name="T10">Students raise their SAT score, can get into better colleges</text:span></text:p>
      <text:p text:style-name="P6"/>
      <text:p text:style-name="P3"><text:soft-page-break/><text:span text:style-name="T8">2. </text:span><text:span text:style-name="T10">Stevens students are exposed to a different community and people from different backgrounds</text:span></text:p>
      <text:p text:style-name="P6"/>
      <text:p text:style-name="P3"><text:span text:style-name="T8">3. </text:span><text:span text:style-name="T10">Students are kept in school and are more motivated to continue their education</text:span></text:p>
      <text:p text:style-name="P6"/>
      <text:p text:style-name="P3"><text:span text:style-name="T8">4. </text:span><text:span text:style-name="T10">High </text:span><text:span text:style-name="T11">s</text:span><text:span text:style-name="T10">chools and </text:span><text:span text:style-name="T11">h</text:span><text:span text:style-name="T10">ospitals can advertise this positive program being run on their premises</text:span></text:p>
      <text:p text:style-name="P6"/>
      <text:p text:style-name="P3"><text:span text:style-name="T8">5. </text:span><text:span text:style-name="T10">Stevens gains positive publicity and the program spreads itself</text:span></text:p>
      <text:p text:style-name="P8"/>
      <text:p text:style-name="P3"><text:span text:style-name="T17">Overall Rationale/Mission:</text:span></text:p>
      <text:p text:style-name="P9"/>
      <text:p text:style-name="P3"><text:span text:style-name="T2">1. </text:span><text:span text:style-name="T3">Provide urban students with an affordable SAT </text:span><text:span text:style-name="T4">p</text:span><text:span text:style-name="T3">rep </text:span><text:span text:style-name="T4">p</text:span><text:span text:style-name="T3">rogram</text:span></text:p>
      <text:p text:style-name="P5"/>
      <text:p text:style-name="P3"><text:span text:style-name="T2">2. </text:span><text:span text:style-name="T3">Encourage students to continue their education</text:span></text:p>
      <text:p text:style-name="P5"/>
      <text:p text:style-name="P3"><text:span text:style-name="T2">3. </text:span><text:span text:style-name="T4">Give Stevens students experience (resume builder)</text:span></text:p>
      <text:p text:style-name="P5"/>
      <text:p text:style-name="P3"><text:span text:style-name="T2">4. </text:span><text:span text:style-name="T4">Help students stay off the street and keep them on school grounds</text:span></text:p>
      <text:p text:style-name="P5"/>
      <text:p text:style-name="P3"><text:span text:style-name="T2">5. </text:span><text:span text:style-name="T4">Improve relationship with the community, show Stevens in a positive light</text:span></text:p>
      <text:p text:style-name="P10"/>
      <text:p text:style-name="P3"><text:span text:style-name="T17">Specific Goals/Objectives (What?):</text:span></text:p>
      <text:p text:style-name="P5"/>
      <text:p text:style-name="P3"><text:span text:style-name="T2">1. </text:span><text:span text:style-name="T4">Raise SAT scores in these urban schools</text:span></text:p>
      <text:p text:style-name="P5"/>
      <text:p text:style-name="P3"><text:span text:style-name="T2">2. </text:span><text:span text:style-name="T4">Gain more grant money/funding</text:span></text:p>
      <text:p text:style-name="P5"/>
      <text:p text:style-name="P3"><text:span text:style-name="T2">3. </text:span><text:span text:style-name="T4">Expand the project to many more urban schools and communities</text:span></text:p>
      <text:p text:style-name="P5"/>
      <text:p text:style-name="P3"><text:span text:style-name="T2">4. </text:span><text:span text:style-name="T4">Get more applicants to Stevens through the project</text:span></text:p>
      <text:p text:style-name="P5"/>
      <text:p text:style-name="P3"><text:span text:style-name="T2">5. </text:span><text:span text:style-name="T4">Increase the graduation rate in these urban schools</text:span></text:p>
      <text:p text:style-name="P10"/>
      <text:p text:style-name="P3"><text:span text:style-name="T17">Process, Plan &amp; Program (How?):</text:span></text:p>
      <text:p text:style-name="P5"/>
      <text:p text:style-name="P3"><text:soft-page-break/><text:span text:style-name="T2">1. </text:span><text:span text:style-name="T4">Interview qualified Stevens students as candidates for the tutor positions</text:span></text:p>
      <text:p text:style-name="P5"/>
      <text:p text:style-name="P3"><text:span text:style-name="T2">2. </text:span><text:span text:style-name="T4">Get in contact with urban schools, community centers, hospitals, etc. in which the program can be run (free space to use)</text:span></text:p>
      <text:p text:style-name="P5"/>
      <text:p text:style-name="P3"><text:span text:style-name="T2">3. </text:span><text:span text:style-name="T4">Ask the schools to notify students and parents about the program</text:span></text:p>
      <text:p text:style-name="P5"/>
      <text:p text:style-name="P3"><text:span text:style-name="T2">4. </text:span><text:span text:style-name="T4">Provide in depth study plans developed by Stevens students who excelled on the exams</text:span></text:p>
      <text:p text:style-name="P5"/>
      <text:p text:style-name="P3"><text:span text:style-name="T2">5. </text:span><text:span text:style-name="T4">Be personable with the students in these urban school to encourage them to succeed</text:span></text:p>
      <text:p text:style-name="P8"/>
      <text:p text:style-name="P8"/>
      <text:p text:style-name="P3"><text:span text:style-name="T17">Timeline &amp; Timing (When?):</text:span></text:p>
      <text:p text:style-name="P5"/>
      <text:p text:style-name="P3"><text:span text:style-name="T2">1. </text:span><text:span text:style-name="T4">First establish how much grant money is available for the project</text:span></text:p>
      <text:p text:style-name="P5"/>
      <text:p text:style-name="P4"><text:span text:style-name="T2">2. </text:span><text:span text:style-name="T4">Get qualified students ready and prepared to teach these classes</text:span></text:p>
      <text:p text:style-name="P5"/>
      <text:p text:style-name="P4"><text:span text:style-name="T2">3. </text:span><text:span text:style-name="T4">Find a school to start the program in to “test” the outcome and strategies</text:span></text:p>
      <text:p text:style-name="P5"/>
      <text:p text:style-name="P3"><text:span text:style-name="T2">4. </text:span><text:span text:style-name="T4">Listen to consumer feedback and try to improve the program</text:span></text:p>
      <text:p text:style-name="P5"/>
      <text:p text:style-name="P3"><text:span text:style-name="T2">5. </text:span><text:span text:style-name="T4">Scale the program to more schools, with more student tutors</text:span></text:p>
      <text:p text:style-name="P10"/>
      <text:p text:style-name="P3"><text:span text:style-name="T17">Human Capital &amp; Consumers (Who?):</text:span></text:p>
      <text:p text:style-name="P8"/>
      <text:p text:style-name="P3"><text:span text:style-name="T2">1. </text:span><text:span text:style-name="T5">Student tutors</text:span></text:p>
      <text:p text:style-name="P5"/>
      <text:p text:style-name="P3"><text:span text:style-name="T2">2. </text:span><text:span text:style-name="T5">Program organizers</text:span></text:p>
      <text:p text:style-name="P5"/>
      <text:p text:style-name="P3"><text:span text:style-name="T2">3. </text:span><text:span text:style-name="T5">Students taking the SAT class</text:span></text:p>
      <text:p text:style-name="P5"/>
      <text:p text:style-name="P3"><text:soft-page-break/><text:span text:style-name="T2">4. </text:span><text:span text:style-name="T5">Parents of the students enrolled in the class</text:span></text:p>
      <text:p text:style-name="P5"/>
      <text:p text:style-name="P3"><text:span text:style-name="T2">5. </text:span><text:span text:style-name="T5">Lia-sons from the schools/hospitals who communicate with Stevens and allow the program to operate </text:span><text:span text:style-name="T6">there</text:span></text:p>
      <text:p text:style-name="P8"/>
      <text:p text:style-name="P3"><text:span text:style-name="T17">Significant Indicators - %/$/(T)/#’s (How Much?):</text:span></text:p>
      <text:p text:style-name="P9"/>
      <text:p text:style-name="P3"><text:span text:style-name="T2">1. </text:span><text:span text:style-name="T7">Classes are completely filled, and a high percentage of students want to partake in these classes</text:span></text:p>
      <text:p text:style-name="P5"/>
      <text:p text:style-name="P3"><text:span text:style-name="T2">2. </text:span><text:span text:style-name="T7">Students' SAT scores are shown to go up after taking the course</text:span></text:p>
      <text:p text:style-name="P5"/>
      <text:p text:style-name="P3"><text:span text:style-name="T2">3. </text:span><text:span text:style-name="T7">High percentage of grant funds are used for the program itself and for the materials needed for the classes</text:span></text:p>
      <text:p text:style-name="P5"/>
      <text:p text:style-name="P3"><text:span text:style-name="T2">4. </text:span><text:span text:style-name="T7">Number of students participating and students who are interested increases steadily</text:span></text:p>
      <text:p text:style-name="P5"/>
      <text:p text:style-name="P3"><text:span text:style-name="T2">5. </text:span><text:span text:style-name="T7">$1.1 million in grant money</text:span></text:p>
      <text:p text:style-name="P10"/>
      <text:p text:style-name="P8"/>
      <text:p text:style-name="P3"><text:span text:style-name="T17">Locations and Physical Resources (Where?):</text:span></text:p>
      <text:p text:style-name="P5"/>
      <text:p text:style-name="P3"><text:span text:style-name="T2">1. </text:span><text:span text:style-name="T5">The closer to Stevens the easier (less travel cost)</text:span></text:p>
      <text:p text:style-name="P5"/>
      <text:p text:style-name="P3"><text:span text:style-name="T2">2. </text:span><text:span text:style-name="T5">Urban communities that are accessible to Stevens, i.e. Hoboken, NYC, Newark, Trenton, Camden, New Brunswick</text:span></text:p>
      <text:p text:style-name="P5"/>
      <text:p text:style-name="P3"><text:span text:style-name="T2">3. </text:span><text:span text:style-name="T6">Empty rooms in high schools and hospitals</text:span></text:p>
      <text:p text:style-name="P5"/>
      <text:p text:style-name="P3"><text:span text:style-name="T2">4. </text:span><text:span text:style-name="T5">Study materials for the tutors to give to the students</text:span></text:p>
      <text:p text:style-name="P5"/>
      <text:p text:style-name="P3"><text:span text:style-name="T2">5. </text:span><text:span text:style-name="T5">Monetary compensation for the tutors</text:span></text:p>
      <text:p text:style-name="P3"><text:span text:style-name="T5"/></text:p>
      <text:p text:style-name="P3"><text:span text:style-name="T17">Engagement Keys/Call to Action (Why should/do I care?):</text:span></text:p>
      <text:p text:style-name="P7"><text:bookmark text:name="_GoBack"/></text:p>
      <text:p text:style-name="P3"><text:span text:style-name="T12">- </text:span><text:span text:style-name="T13">Urban schools are severely lacking in programs to help students prepare for the SAT</text:span></text:p>
      <text:p text:style-name="P7"/>
      <text:p text:style-name="P3"><text:soft-page-break/><text:span text:style-name="T12">- </text:span><text:span text:style-name="T13">Many of these students do not even know what the SAT is, or how they can take it</text:span></text:p>
      <text:p text:style-name="P7"/>
      <text:p text:style-name="P3"><text:span text:style-name="T12">- </text:span><text:span text:style-name="T13">SAT scores are the lowest they have been in 20 years</text:span></text:p>
      <text:p text:style-name="P7"/>
      <text:p text:style-name="P3"><text:span text:style-name="T12">- </text:span><text:span text:style-name="T13">Urban schools have a very high drop out rate, and a low rate of students who seek higher education</text:span></text:p>
      <text:p text:style-name="P7"/>
      <text:p text:style-name="P3"><text:span text:style-name="T12">- </text:span><text:span text:style-name="T13">Stevens will gain very positive press, and will be more known for helping out the surrounding communities</text:span></text:p>
      <text:p text:style-name="P2"/>
      <text:p text:style-name="Standard"><text:span text:style-name="T14">- </text:span><text:span text:style-name="T15">The growth of the program will encourage the donation/giving of more grant money for this program and others</text:span></text:p>
      <text:p text:style-name="P1"/>
      <text:p text:style-name="Standard"><text:span text:style-name="T14">- </text:span><text:span text:style-name="T15">It will boost local urban communities, and encourage students to stay on a more academic focused path</text:span></text:p>
      <text:p text:style-name="P1"/>
      <text:p text:style-name="Standard"><text:span text:style-name="T14">- </text:span><text:span text:style-name="T16">Stevens will gain more applicants, and even if these applicants are not accepted, the exclusivity of Stevens will rise due to the increase in applications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-Bold" svg:font-family="Times-Bold" style:font-family-generic="system" style:font-pitch="variable"/>
    <style:font-face style:name="Times-BoldItalic" svg:font-family="Times-BoldItalic" style:font-family-generic="system" style:font-pitch="variable"/>
    <style:font-face style:name="Times-Italic" svg:font-family="Times-Ital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Calibri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Calibri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bba</meta:initial-creator>
    <meta:editing-cycles>8</meta:editing-cycles>
    <meta:print-date>2014-02-03T21:45:00</meta:print-date>
    <meta:creation-date>2015-01-26T18:46:00</meta:creation-date>
    <dc:date>2015-09-13T21:17:47.254546053</dc:date>
    <meta:editing-duration>PT51M9S</meta:editing-duration>
    <meta:generator>LibreOffice/4.4.2.2$Linux_X86_64 LibreOffice_project/40m0$Build-2</meta:generator>
    <meta:document-statistic meta:table-count="0" meta:image-count="0" meta:object-count="0" meta:page-count="5" meta:paragraph-count="74" meta:word-count="819" meta:character-count="4889" meta:non-whitespace-character-count="41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